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d677" officeooo:paragraph-rsid="001ad677"/>
    </style:style>
    <style:style style:name="T1" style:family="text">
      <style:text-properties officeooo:rsid="001c63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aru Gabriel <text:span text:style-name="T1">I</text:span>ulian, 324CC</text:p>
      <text:p text:style-name="P1"/>
      <text:p text:style-name="P1"><text:tab/></text:p>
      <text:p text:style-name="P1"><text:tab/>Fluxurile sunt liste ‘lenese’. Sunt similare cu listele si au aceiasi functionalitate. Diferenta dintre ele si liste este, insa, ca fiecare celula dintr-un flux este suspendata si este fortata doar cand este nevoie de ea. Un flux mai poate fi vazut ca o secventa infinita, spre deosebire de lis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2:40:54.870165583</meta:creation-date>
    <dc:date>2020-03-24T12:44:34.493203863</dc:date>
    <meta:editing-duration>PT3M3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53" meta:character-count="326" meta:non-whitespace-character-count="273"/>
  </office:meta>
</office:document-meta>
</file>